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s passé à travailler sur le 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table:style-name="ce1" office:value-type="date" office:date-value="2019-03-12" calcext:value-type="date">
            <text:p>03/12/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14:48.375100629</meta:creation-date>
    <dc:date>2019-12-03T13:16:25.011015143</dc:date>
    <meta:editing-duration>PT1M39S</meta:editing-duration>
    <meta:editing-cycles>1</meta:editing-cycles>
    <meta:document-statistic meta:table-count="1" meta:cell-count="5" meta:object-count="0"/>
    <meta:generator>LibreOffice/5.3.6.1$Linux_X86_64 LibreOffice_project/30$Build-1</meta:generator>
  </office:meta>
</office:document-meta>
</file>